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0609_12:37:5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58749" calcext:value-type="float">
            <text:p>358749</text:p>
          </table:table-cell>
          <table:table-cell office:value-type="float" office:value="358243" calcext:value-type="float">
            <text:p>358243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79874" calcext:value-type="float">
            <text:p>79874</text:p>
          </table:table-cell>
          <table:table-cell office:value-type="float" office:value="79831" calcext:value-type="float">
            <text:p>79831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425809" calcext:value-type="float">
            <text:p>425809</text:p>
          </table:table-cell>
          <table:table-cell office:value-type="float" office:value="425290" calcext:value-type="float">
            <text:p>425290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72796" calcext:value-type="float">
            <text:p>72796</text:p>
          </table:table-cell>
          <table:table-cell office:value-type="float" office:value="72717" calcext:value-type="float">
            <text:p>72717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08926" calcext:value-type="float">
            <text:p>408926</text:p>
          </table:table-cell>
          <table:table-cell office:value-type="float" office:value="408596" calcext:value-type="float">
            <text:p>408596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85227" calcext:value-type="float">
            <text:p>85227</text:p>
          </table:table-cell>
          <table:table-cell office:value-type="float" office:value="84984" calcext:value-type="float">
            <text:p>84984</text:p>
          </table:table-cell>
          <table:table-cell office:value-type="float" office:value="243" calcext:value-type="float">
            <text:p>243</text:p>
          </table:table-cell>
          <table:table-cell/>
          <table:table-cell table:number-columns-repeated="2"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422853" calcext:value-type="float">
            <text:p>422853</text:p>
          </table:table-cell>
          <table:table-cell office:value-type="float" office:value="422384" calcext:value-type="float">
            <text:p>422384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78251" calcext:value-type="float">
            <text:p>78251</text:p>
          </table:table-cell>
          <table:table-cell office:value-type="float" office:value="78135" calcext:value-type="float">
            <text:p>78135</text:p>
          </table:table-cell>
          <table:table-cell office:value-type="float" office:value="116" calcext:value-type="float">
            <text:p>116</text:p>
          </table:table-cell>
          <table:table-cell/>
          <table:table-cell table:number-columns-repeated="2"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426537" calcext:value-type="float">
            <text:p>426537</text:p>
          </table:table-cell>
          <table:table-cell office:value-type="float" office:value="426035" calcext:value-type="float">
            <text:p>426035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74998" calcext:value-type="float">
            <text:p>74998</text:p>
          </table:table-cell>
          <table:table-cell office:value-type="float" office:value="74916" calcext:value-type="float">
            <text:p>74916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73265" calcext:value-type="float">
            <text:p>73265</text:p>
          </table:table-cell>
          <table:table-cell office:value-type="float" office:value="72860" calcext:value-type="float">
            <text:p>7286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5322" calcext:value-type="float">
            <text:p>15322</text:p>
          </table:table-cell>
          <table:table-cell office:value-type="float" office:value="15168" calcext:value-type="float">
            <text:p>15168</text:p>
          </table:table-cell>
          <table:table-cell office:value-type="float" office:value="154" calcext:value-type="float">
            <text:p>154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55590" calcext:value-type="float">
            <text:p>55590</text:p>
          </table:table-cell>
          <table:table-cell office:value-type="float" office:value="55101" calcext:value-type="float">
            <text:p>55101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7066" calcext:value-type="float">
            <text:p>7066</text:p>
          </table:table-cell>
          <table:table-cell office:value-type="float" office:value="7000" calcext:value-type="float">
            <text:p>7000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60512" calcext:value-type="float">
            <text:p>60512</text:p>
          </table:table-cell>
          <table:table-cell office:value-type="float" office:value="60059" calcext:value-type="float">
            <text:p>60059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0202" calcext:value-type="float">
            <text:p>10202</text:p>
          </table:table-cell>
          <table:table-cell office:value-type="float" office:value="10102" calcext:value-type="float">
            <text:p>10102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8383" calcext:value-type="float">
            <text:p>58383</text:p>
          </table:table-cell>
          <table:table-cell office:value-type="float" office:value="57894" calcext:value-type="float">
            <text:p>57894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8403" calcext:value-type="float">
            <text:p>8403</text:p>
          </table:table-cell>
          <table:table-cell office:value-type="float" office:value="8338" calcext:value-type="float">
            <text:p>8338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68860" calcext:value-type="float">
            <text:p>68860</text:p>
          </table:table-cell>
          <table:table-cell office:value-type="float" office:value="68571" calcext:value-type="float">
            <text:p>68571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5429" calcext:value-type="float">
            <text:p>15429</text:p>
          </table:table-cell>
          <table:table-cell office:value-type="float" office:value="15159" calcext:value-type="float">
            <text:p>15159</text:p>
          </table:table-cell>
          <table:table-cell office:value-type="float" office:value="270" calcext:value-type="float">
            <text:p>270</text:p>
          </table:table-cell>
          <table:table-cell/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411504" calcext:value-type="float">
            <text:p>411504</text:p>
          </table:table-cell>
          <table:table-cell office:value-type="float" office:value="411043" calcext:value-type="float">
            <text:p>411043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84496" calcext:value-type="float">
            <text:p>84496</text:p>
          </table:table-cell>
          <table:table-cell office:value-type="float" office:value="84399" calcext:value-type="float">
            <text:p>84399</text:p>
          </table:table-cell>
          <table:table-cell office:value-type="float" office:value="97" calcext:value-type="float">
            <text:p>97</text:p>
          </table:table-cell>
          <table:table-cell/>
          <table:table-cell table:number-columns-repeated="2"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7075" calcext:value-type="float">
            <text:p>57075</text:p>
          </table:table-cell>
          <table:table-cell office:value-type="float" office:value="56648" calcext:value-type="float">
            <text:p>56648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8851" calcext:value-type="float">
            <text:p>8851</text:p>
          </table:table-cell>
          <table:table-cell office:value-type="float" office:value="8712" calcext:value-type="float">
            <text:p>8712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53946" calcext:value-type="float">
            <text:p>53946</text:p>
          </table:table-cell>
          <table:table-cell office:value-type="float" office:value="53486" calcext:value-type="float">
            <text:p>53486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8928" calcext:value-type="float">
            <text:p>8928</text:p>
          </table:table-cell>
          <table:table-cell office:value-type="float" office:value="8825" calcext:value-type="float">
            <text:p>8825</text:p>
          </table:table-cell>
          <table:table-cell office:value-type="float" office:value="103" calcext:value-type="float">
            <text:p>103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9210" calcext:value-type="float">
            <text:p>69210</text:p>
          </table:table-cell>
          <table:table-cell office:value-type="float" office:value="68705" calcext:value-type="float">
            <text:p>68705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871" calcext:value-type="float">
            <text:p>9871</text:p>
          </table:table-cell>
          <table:table-cell office:value-type="float" office:value="9813" calcext:value-type="float">
            <text:p>9813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401053" calcext:value-type="float">
            <text:p>401053</text:p>
          </table:table-cell>
          <table:table-cell office:value-type="float" office:value="400807" calcext:value-type="float">
            <text:p>400807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0817" calcext:value-type="float">
            <text:p>90817</text:p>
          </table:table-cell>
          <table:table-cell office:value-type="float" office:value="90475" calcext:value-type="float">
            <text:p>90475</text:p>
          </table:table-cell>
          <table:table-cell office:value-type="float" office:value="342" calcext:value-type="float">
            <text:p>342</text:p>
          </table:table-cell>
          <table:table-cell/>
          <table:table-cell table:number-columns-repeated="2" office:value-type="float" office:value="5066" calcext:value-type="float">
            <text:p>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32821" calcext:value-type="float">
            <text:p>432821</text:p>
          </table:table-cell>
          <table:table-cell office:value-type="float" office:value="432297" calcext:value-type="float">
            <text:p>432297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69802" calcext:value-type="float">
            <text:p>69802</text:p>
          </table:table-cell>
          <table:table-cell office:value-type="float" office:value="69743" calcext:value-type="float">
            <text:p>69743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29393" calcext:value-type="float">
            <text:p>429393</text:p>
          </table:table-cell>
          <table:table-cell office:value-type="float" office:value="428877" calcext:value-type="float">
            <text:p>428877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72417" calcext:value-type="float">
            <text:p>72417</text:p>
          </table:table-cell>
          <table:table-cell office:value-type="float" office:value="72349" calcext:value-type="float">
            <text:p>72349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15940" calcext:value-type="float">
            <text:p>415940</text:p>
          </table:table-cell>
          <table:table-cell office:value-type="float" office:value="415492" calcext:value-type="float">
            <text:p>41549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80684" calcext:value-type="float">
            <text:p>80684</text:p>
          </table:table-cell>
          <table:table-cell office:value-type="float" office:value="80551" calcext:value-type="float">
            <text:p>80551</text:p>
          </table:table-cell>
          <table:table-cell office:value-type="float" office:value="133" calcext:value-type="float">
            <text:p>133</text:p>
          </table:table-cell>
          <table:table-cell/>
          <table:table-cell table:number-columns-repeated="2"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31306" calcext:value-type="float">
            <text:p>431306</text:p>
          </table:table-cell>
          <table:table-cell office:value-type="float" office:value="430754" calcext:value-type="float">
            <text:p>430754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65833" calcext:value-type="float">
            <text:p>65833</text:p>
          </table:table-cell>
          <table:table-cell office:value-type="float" office:value="65790" calcext:value-type="float">
            <text:p>65790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23369" calcext:value-type="float">
            <text:p>423369</text:p>
          </table:table-cell>
          <table:table-cell office:value-type="float" office:value="422882" calcext:value-type="float">
            <text:p>422882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72269" calcext:value-type="float">
            <text:p>72269</text:p>
          </table:table-cell>
          <table:table-cell office:value-type="float" office:value="72203" calcext:value-type="float">
            <text:p>72203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21199" calcext:value-type="float">
            <text:p>421199</text:p>
          </table:table-cell>
          <table:table-cell office:value-type="float" office:value="420735" calcext:value-type="float">
            <text:p>42073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75683" calcext:value-type="float">
            <text:p>75683</text:p>
          </table:table-cell>
          <table:table-cell office:value-type="float" office:value="75592" calcext:value-type="float">
            <text:p>75592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16388" calcext:value-type="float">
            <text:p>416388</text:p>
          </table:table-cell>
          <table:table-cell office:value-type="float" office:value="415975" calcext:value-type="float">
            <text:p>41597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79678" calcext:value-type="float">
            <text:p>79678</text:p>
          </table:table-cell>
          <table:table-cell office:value-type="float" office:value="79533" calcext:value-type="float">
            <text:p>79533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27311" calcext:value-type="float">
            <text:p>427311</text:p>
          </table:table-cell>
          <table:table-cell office:value-type="float" office:value="426805" calcext:value-type="float">
            <text:p>42680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68737" calcext:value-type="float">
            <text:p>68737</text:p>
          </table:table-cell>
          <table:table-cell office:value-type="float" office:value="68686" calcext:value-type="float">
            <text:p>68686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12055" calcext:value-type="float">
            <text:p>412055</text:p>
          </table:table-cell>
          <table:table-cell office:value-type="float" office:value="411689" calcext:value-type="float">
            <text:p>411689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83862" calcext:value-type="float">
            <text:p>83862</text:p>
          </table:table-cell>
          <table:table-cell office:value-type="float" office:value="83668" calcext:value-type="float">
            <text:p>83668</text:p>
          </table:table-cell>
          <table:table-cell office:value-type="float" office:value="194" calcext:value-type="float">
            <text:p>194</text:p>
          </table:table-cell>
          <table:table-cell/>
          <table:table-cell table:number-columns-repeated="2"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420220" calcext:value-type="float">
            <text:p>420220</text:p>
          </table:table-cell>
          <table:table-cell office:value-type="float" office:value="419741" calcext:value-type="float">
            <text:p>419741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78005" calcext:value-type="float">
            <text:p>78005</text:p>
          </table:table-cell>
          <table:table-cell office:value-type="float" office:value="77900" calcext:value-type="float">
            <text:p>7790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51821" calcext:value-type="float">
            <text:p>51821</text:p>
          </table:table-cell>
          <table:table-cell office:value-type="float" office:value="51343" calcext:value-type="float">
            <text:p>51343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6423" calcext:value-type="float">
            <text:p>6423</text:p>
          </table:table-cell>
          <table:table-cell office:value-type="float" office:value="6336" calcext:value-type="float">
            <text:p>6336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77905" calcext:value-type="float">
            <text:p>77905</text:p>
          </table:table-cell>
          <table:table-cell office:value-type="float" office:value="77622" calcext:value-type="float">
            <text:p>77622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7904" calcext:value-type="float">
            <text:p>17904</text:p>
          </table:table-cell>
          <table:table-cell office:value-type="float" office:value="17633" calcext:value-type="float">
            <text:p>17633</text:p>
          </table:table-cell>
          <table:table-cell office:value-type="float" office:value="271" calcext:value-type="float">
            <text:p>271</text:p>
          </table:table-cell>
          <table:table-cell/>
          <table:table-cell table:number-columns-repeated="2"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74435" calcext:value-type="float">
            <text:p>74435</text:p>
          </table:table-cell>
          <table:table-cell office:value-type="float" office:value="73939" calcext:value-type="float">
            <text:p>73939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9240" calcext:value-type="float">
            <text:p>9240</text:p>
          </table:table-cell>
          <table:table-cell office:value-type="float" office:value="9171" calcext:value-type="float">
            <text:p>9171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60239" calcext:value-type="float">
            <text:p>60239</text:p>
          </table:table-cell>
          <table:table-cell office:value-type="float" office:value="59752" calcext:value-type="float">
            <text:p>59752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9034" calcext:value-type="float">
            <text:p>9034</text:p>
          </table:table-cell>
          <table:table-cell office:value-type="float" office:value="8972" calcext:value-type="float">
            <text:p>8972</text:p>
          </table:table-cell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19698" calcext:value-type="float">
            <text:p>419698</text:p>
          </table:table-cell>
          <table:table-cell office:value-type="float" office:value="419245" calcext:value-type="float">
            <text:p>41924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75530" calcext:value-type="float">
            <text:p>75530</text:p>
          </table:table-cell>
          <table:table-cell office:value-type="float" office:value="75426" calcext:value-type="float">
            <text:p>7542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19404" calcext:value-type="float">
            <text:p>419404</text:p>
          </table:table-cell>
          <table:table-cell office:value-type="float" office:value="418964" calcext:value-type="float">
            <text:p>41896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78203" calcext:value-type="float">
            <text:p>78203</text:p>
          </table:table-cell>
          <table:table-cell office:value-type="float" office:value="78045" calcext:value-type="float">
            <text:p>78045</text:p>
          </table:table-cell>
          <table:table-cell office:value-type="float" office:value="158" calcext:value-type="float">
            <text:p>158</text:p>
          </table:table-cell>
          <table:table-cell/>
          <table:table-cell table:number-columns-repeated="2"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15059" calcext:value-type="float">
            <text:p>415059</text:p>
          </table:table-cell>
          <table:table-cell office:value-type="float" office:value="414627" calcext:value-type="float">
            <text:p>414627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0867" calcext:value-type="float">
            <text:p>80867</text:p>
          </table:table-cell>
          <table:table-cell office:value-type="float" office:value="80714" calcext:value-type="float">
            <text:p>80714</text:p>
          </table:table-cell>
          <table:table-cell office:value-type="float" office:value="153" calcext:value-type="float">
            <text:p>153</text:p>
          </table:table-cell>
          <table:table-cell/>
          <table:table-cell table:number-columns-repeated="2"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2:44:01.435998067</dc:date>
    <meta:editing-duration>PT50S</meta:editing-duration>
    <meta:editing-cycles>1</meta:editing-cycles>
    <meta:document-statistic meta:table-count="1" meta:cell-count="374" meta:object-count="0"/>
    <meta:generator>LibreOffice/5.1.6.2$Linux_X86_64 LibreOffice_project/10m0$Build-2</meta:generator>
  </office:meta>
</office:document-meta>
</file>